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JP Morga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22.5">
            <text:p>122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14.20522985193">
            <text:p>$214,21</text:p>
          </table:table-cell>
          <table:table-cell table:style-name="ce5" table:formula="of:=[.F2]-[.B3]/[.B4]" office:value-type="currency" office:currency="USD" office:value="214.20522985193">
            <text:p>$214,21</text:p>
          </table:table-cell>
          <table:table-cell table:style-name="ce15" table:formula="of:=[.G2]/1.1" office:value-type="currency" office:currency="EUR" office:value="194.732027138118">
            <text:p>194,7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69.634370788504">
            <text:p>$169,63</text:p>
          </table:table-cell>
          <table:table-cell table:style-name="ce7" table:formula="of:=[.F3]-[.B3]/[.B4]" office:value-type="currency" office:currency="USD" office:value="169.634370788504">
            <text:p>$169,63</text:p>
          </table:table-cell>
          <table:table-cell table:style-name="ce16" table:formula="of:=[.G3]/1.1" office:value-type="currency" office:currency="EUR" office:value="154.213064353186">
            <text:p>154,2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4.01382387909">
            <text:p>154,0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3.049">
            <text:p>3,04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23.96768911755">
            <text:p>$123,97</text:p>
          </table:table-cell>
          <table:table-cell table:style-name="ce14" table:formula="of:=[.F4]-[.B3]/[.B4]" office:value-type="currency" office:currency="USD" office:value="123.96768911755">
            <text:p>$123,97</text:p>
          </table:table-cell>
          <table:table-cell table:style-name="ce17" table:formula="of:=[.G4]/1.1" office:value-type="currency" office:currency="EUR" office:value="112.697899197773">
            <text:p>112,7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3.48">
            <text:p>$13,4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6.74">
            <text:p>$6,74</text:p>
          </table:table-cell>
          <table:table-cell table:style-name="ce5"/>
          <table:table-cell table:style-name="ce5" table:formula="of:=[.B8]/(1+[.D2])^(1/4)" office:value-type="currency" office:currency="USD" office:value="6.62695394051979">
            <text:p>$6,63</text:p>
          </table:table-cell>
          <table:table-cell table:style-name="ce7" table:formula="of:=[.B5]/2" office:value-type="currency" office:currency="USD" office:value="6.74">
            <text:p>$6,74</text:p>
          </table:table-cell>
          <table:table-cell table:style-name="ce7"/>
          <table:table-cell table:style-name="ce7" table:formula="of:=[.E8]/(1+[.D3])^(1/4)" office:value-type="currency" office:currency="USD" office:value="6.60393001195964">
            <text:p>$6,60</text:p>
          </table:table-cell>
          <table:table-cell table:style-name="ce8" table:formula="of:=[.B5]/2" office:value-type="currency" office:currency="USD" office:value="6.74">
            <text:p>$6,74</text:p>
          </table:table-cell>
          <table:table-cell table:style-name="ce8"/>
          <table:table-cell table:style-name="ce8" table:formula="of:=[.H8]/(1+[.D4])^(1/4)" office:value-type="currency" office:currency="USD" office:value="6.58130056441833">
            <text:p>$6,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1.3232">
            <text:p>$11,32</text:p>
          </table:table-cell>
          <table:table-cell office:value-type="percentage" office:value="-0.16">
            <text:p>-16,00%</text:p>
          </table:table-cell>
          <table:table-cell table:formula="of:=[.B9]/(1+[.$D$2])^[.A9]" office:value-type="currency" office:currency="USD" office:value="10.5824299065421">
            <text:p>$10,58</text:p>
          </table:table-cell>
          <table:table-cell table:formula="of:=[.B5]*(1+[.F9])" office:value-type="currency" office:currency="USD" office:value="11.0536">
            <text:p>$11,05</text:p>
          </table:table-cell>
          <table:table-cell office:value-type="percentage" office:value="-0.18">
            <text:p>-18,00%</text:p>
          </table:table-cell>
          <table:table-cell table:formula="of:=[.E9]/(1+[.$D$3])^[.A9]" office:value-type="currency" office:currency="USD" office:value="10.1876497695853">
            <text:p>$10,19</text:p>
          </table:table-cell>
          <table:table-cell table:formula="of:=[.B5]*(1+[.I9])" office:value-type="currency" office:currency="USD" office:value="10.3796">
            <text:p>$10,38</text:p>
          </table:table-cell>
          <table:table-cell office:value-type="percentage" office:value="-0.23">
            <text:p>-23,00%</text:p>
          </table:table-cell>
          <table:table-cell table:formula="of:=[.H9]/(1+[.$D$4])^[.A9]" office:value-type="currency" office:currency="USD" office:value="9.436">
            <text:p>$9,4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2.568752">
            <text:p>$12,57</text:p>
          </table:table-cell>
          <table:table-cell office:value-type="percentage" office:value="0.11">
            <text:p>11,00%</text:p>
          </table:table-cell>
          <table:table-cell table:formula="of:=[.B10]/(1+[.$D$2])^[.A10]" office:value-type="currency" office:currency="USD" office:value="10.9780347628614">
            <text:p>$10,98</text:p>
          </table:table-cell>
          <table:table-cell table:formula="of:=[.E9]*(1+[.F10])" office:value-type="currency" office:currency="USD" office:value="12.103692">
            <text:p>$12,10</text:p>
          </table:table-cell>
          <table:table-cell office:value-type="percentage" office:value="0.095">
            <text:p>9,50%</text:p>
          </table:table-cell>
          <table:table-cell table:formula="of:=[.E10]/(1+[.$D$3])^[.A10]" office:value-type="currency" office:currency="USD" office:value="10.2815451591667">
            <text:p>$10,28</text:p>
          </table:table-cell>
          <table:table-cell table:formula="of:=[.H9]*(1+[.I10])" office:value-type="currency" office:currency="USD" office:value="10.794784">
            <text:p>$10,79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8.92130909090909">
            <text:p>$8,9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3.44856464">
            <text:p>$13,45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10.9780347628614">
            <text:p>$10,98</text:p>
          </table:table-cell>
          <table:table-cell table:formula="of:=[.E10]*(1+[.F11])" office:value-type="currency" office:currency="USD" office:value="12.82991352">
            <text:p>$12,83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USD" office:value="10.0446431969739">
            <text:p>$10,04</text:p>
          </table:table-cell>
          <table:table-cell table:formula="of:=[.H10]*(1+[.I11])" office:value-type="currency" office:currency="USD" office:value="11.11862752">
            <text:p>$11,12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8.3535894214876">
            <text:p>$8,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4.3899641648">
            <text:p>$14,39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10.9780347628614">
            <text:p>$10,98</text:p>
          </table:table-cell>
          <table:table-cell table:formula="of:=[.E11]*(1+[.F12])" office:value-type="currency" office:currency="USD" office:value="13.471409196">
            <text:p>$13,47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9.72062244868443">
            <text:p>$9,72</text:p>
          </table:table-cell>
          <table:table-cell table:formula="of:=[.H11]*(1+[.I12])" office:value-type="currency" office:currency="USD" office:value="11.3410000704">
            <text:p>$11,34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7.74605564537941">
            <text:p>$7,7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5.253362014688">
            <text:p>$15,25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10.8754363071337">
            <text:p>$10,88</text:p>
          </table:table-cell>
          <table:table-cell table:formula="of:=[.E12]*(1+[.F13])" office:value-type="currency" office:currency="USD" office:value="14.01026556384">
            <text:p>$14,01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9.31746299228738">
            <text:p>$9,32</text:p>
          </table:table-cell>
          <table:table-cell table:formula="of:=[.H12]*(1+[.I13])" office:value-type="currency" office:currency="USD" office:value="11.567820071808">
            <text:p>$11,57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7.18270614389727">
            <text:p>$7,1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1685637355693">
            <text:p>$16,17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10.7737967154783">
            <text:p>$10,77</text:p>
          </table:table-cell>
          <table:table-cell table:formula="of:=[.E13]*(1+[.F14])" office:value-type="currency" office:currency="USD" office:value="14.5706761863936">
            <text:p>$14,57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8.93102443500357">
            <text:p>$8,93</text:p>
          </table:table-cell>
          <table:table-cell table:formula="of:=[.H13]*(1+[.I14])" office:value-type="currency" office:currency="USD" office:value="11.7991764732442">
            <text:p>$11,80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6.6603275152502">
            <text:p>$6,6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7.1386775597034">
            <text:p>$17,14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10.6731070265486">
            <text:p>$10,67</text:p>
          </table:table-cell>
          <table:table-cell table:formula="of:=[.E14]*(1+[.F15])" office:value-type="currency" office:currency="USD" office:value="15.1535032338493">
            <text:p>$15,15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8.56061328332139">
            <text:p>$8,56</text:p>
          </table:table-cell>
          <table:table-cell table:formula="of:=[.H14]*(1+[.I15])" office:value-type="currency" office:currency="USD" office:value="12.035160002709">
            <text:p>$12,04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6.17594005959564">
            <text:p>$6,1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8.1669982132857">
            <text:p>$18,17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10.573358362749">
            <text:p>$10,57</text:p>
          </table:table-cell>
          <table:table-cell table:formula="of:=[.E15]*(1+[.F16])" office:value-type="currency" office:currency="USD" office:value="15.7596433632033">
            <text:p>$15,7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8.20556480613295">
            <text:p>$8,21</text:p>
          </table:table-cell>
          <table:table-cell table:formula="of:=[.H15]*(1+[.I16])" office:value-type="currency" office:currency="USD" office:value="12.2758632027632">
            <text:p>$12,28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5.72678078253414">
            <text:p>$5,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9.2570181060828">
            <text:p>$19,26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0.4745419294523">
            <text:p>$10,47</text:p>
          </table:table-cell>
          <table:table-cell table:formula="of:=[.E16]*(1+[.F17])" office:value-type="currency" office:currency="USD" office:value="16.3900290977315">
            <text:p>$16,39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7.86524184182329">
            <text:p>$7,87</text:p>
          </table:table-cell>
          <table:table-cell table:formula="of:=[.H16]*(1+[.I17])" office:value-type="currency" office:currency="USD" office:value="12.5213804668185">
            <text:p>$12,52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5.31028763471347">
            <text:p>$5,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0.4124391924478">
            <text:p>$20,41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10.3766490142238">
            <text:p>$10,38</text:p>
          </table:table-cell>
          <table:table-cell table:formula="of:=[.E17]*(1+[.F18])" office:value-type="currency" office:currency="USD" office:value="17.0456302616407">
            <text:p>$17,05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7.53903365483523">
            <text:p>$7,54</text:p>
          </table:table-cell>
          <table:table-cell table:formula="of:=[.H17]*(1+[.I18])" office:value-type="currency" office:currency="USD" office:value="12.7718080761549">
            <text:p>$12,77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4.9240848976434">
            <text:p>$4,9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3.890377491232">
            <text:p>$113,89</text:p>
          </table:table-cell>
          <table:table-cell/>
          <table:table-cell table:style-name="ce7"/>
          <table:table-cell table:formula="of:=SUM([.G8:.G18])" office:value-type="currency" office:currency="USD" office:value="97.2573315997737">
            <text:p>$97,26</text:p>
          </table:table-cell>
          <table:table-cell/>
          <table:table-cell table:style-name="ce8"/>
          <table:table-cell table:formula="of:=SUM([.J8:.J18])" office:value-type="currency" office:currency="USD" office:value="77.0183817558285">
            <text:p>$77,0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04.124391924478">
            <text:p>$204,12</text:p>
          </table:table-cell>
          <table:table-cell table:style-name="ce5"/>
          <table:table-cell table:formula="of:=[.B20]/(1+[.D2])^([.A18]+1/2)" office:value-type="currency" office:currency="USD" office:value="100.314852360698">
            <text:p>$100,31</text:p>
          </table:table-cell>
          <table:table-cell table:formula="of:=[.E18]*[.D5]" office:value-type="currency" office:currency="USD" office:value="170.456302616407">
            <text:p>$170,46</text:p>
          </table:table-cell>
          <table:table-cell table:style-name="ce7"/>
          <table:table-cell table:formula="of:=[.E20]/(1+[.D3])^([.A18]+1/2)" office:value-type="currency" office:currency="USD" office:value="72.3770391887305">
            <text:p>$72,38</text:p>
          </table:table-cell>
          <table:table-cell table:formula="of:=[.H18]*[.D5]" office:value-type="currency" office:currency="USD" office:value="127.718080761549">
            <text:p>$127,72</text:p>
          </table:table-cell>
          <table:table-cell table:style-name="ce8"/>
          <table:table-cell table:formula="of:=[.H20]/(1+[.D4])^([.A18]+1/2)" office:value-type="currency" office:currency="USD" office:value="46.9493073617219">
            <text:p>$46,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9">29.05.2022</text:date>, <text:time>12:0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29T12:04:00.02</dc:date>
    <dc:creator>aaa </dc:creator>
    <meta:editing-duration>P2DT10H32M5S</meta:editing-duration>
    <meta:editing-cycles>38</meta:editing-cycles>
    <meta:generator>OpenOffice/4.1.5$Win32 OpenOffice.org_project/415m1$Build-9789</meta:generator>
    <meta:document-statistic meta:table-count="5" meta:cell-count="691" meta:object-count="0"/>
  </office:meta>
</office:document-meta>
</file>